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E0000020F01BF6173D9332CF8.png" manifest:media-type="image/png"/>
  <manifest:file-entry manifest:full-path="Pictures/1000000100000344000002B79B8A3DDBFEBCC29D.png" manifest:media-type="image/png"/>
  <manifest:file-entry manifest:full-path="Pictures/1000000100000333000002B6E0ECAB377AA34C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6f6" officeooo:paragraph-rsid="001636f6"/>
    </style:style>
    <style:style style:name="P2" style:family="paragraph" style:parent-style-name="Standard">
      <style:paragraph-properties fo:text-align="center" style:justify-single-word="false"/>
      <style:text-properties officeooo:rsid="001636f6" officeooo:paragraph-rsid="001636f6"/>
    </style:style>
    <style:style style:name="T1" style:family="text">
      <style:text-properties fo:font-size="18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1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ssignment 1B</text:span></text:p>
      <text:p text:style-name="P1"/>
      <text:p text:style-name="P1"/>
      <text:p text:style-name="P1"/>
      <text:p text:style-name="P1"/>
      <text:p text:style-name="P1"><draw:frame draw:style-name="fr1" draw:name="Image3" text:anchor-type="char" svg:x="-0.434cm" svg:y="0.291cm" svg:width="18.593cm" svg:height="15.395cm" draw:z-index="2"><draw:image xlink:href="Pictures/1000000100000333000002B6E0ECAB377AA34C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x="0.192cm" svg:y="-1.092cm" svg:width="17cm" svg:height="14.132cm" draw:z-index="0"><draw:image xlink:href="Pictures/1000000100000344000002B79B8A3DDBFEBCC29D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2" text:anchor-type="char" svg:x="0.185cm" svg:y="0.242cm" svg:width="10.954cm" svg:height="13.944cm" draw:z-index="1"><draw:image xlink:href="Pictures/100000010000019E0000020F01BF6173D9332C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09:42:47.299190142</meta:creation-date>
    <dc:date>2026-02-06T10:18:44.092113967</dc:date>
    <meta:editing-duration>PT35M5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1" meta:word-count="2" meta:character-count="13" meta:non-whitespace-character-count="12"/>
  </office:meta>
</office:document-meta>
</file>